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tarSymbol, 'Arial Unicode MS'" style:font-charset="x-symbol" svg:font-family="StarSymbol, 'Arial Unicode MS'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 fo:border="0.0034in solid #000000" fo:padding="0.0138in" style:shadow="none"/>
    </style:style>
    <style:style style:name="T17" style:parent-style-name="Car.predefinitoparagrafo" style:family="text">
      <style:text-properties fo:color="#000000"/>
    </style:style>
    <style:style style:name="T18" style:parent-style-name="Car.predefinitoparagrafo" style:family="text">
      <style:text-properties fo:font-style="italic" style:font-style-asian="italic" style:font-style-complex="italic" fo:color="#000000"/>
    </style:style>
    <style:style style:name="T19" style:parent-style-name="Car.predefinitoparagrafo" style:family="text">
      <style:text-properties fo:color="#000000"/>
    </style:style>
    <style:style style:name="T20" style:parent-style-name="Car.predefinitoparagrafo" style:family="text">
      <style:text-properties fo:font-style="italic" style:font-style-asian="italic" style:font-style-complex="italic" fo:color="#000000"/>
    </style:style>
    <style:style style:name="T21" style:parent-style-name="Car.predefinitoparagrafo" style:family="text">
      <style:text-properties fo:color="#000000"/>
    </style:style>
    <style:style style:name="T22" style:parent-style-name="Car.predefinitoparagrafo" style:family="text">
      <style:text-properties fo:color="#000000"/>
    </style:style>
    <style:style style:name="T23" style:parent-style-name="Car.predefinitoparagrafo" style:family="text">
      <style:text-properties fo:font-style="italic" style:font-style-asian="italic" style:font-style-complex="italic" fo:color="#000000"/>
    </style:style>
    <style:style style:name="T24" style:parent-style-name="Car.predefinitoparagrafo" style:family="text">
      <style:text-properties fo:color="#000000"/>
    </style:style>
    <style:style style:name="T25" style:parent-style-name="Car.predefinitoparagrafo" style:family="text">
      <style:text-properties fo:font-style="italic" style:font-style-asian="italic" style:font-style-complex="italic" fo:color="#000000"/>
    </style:style>
    <style:style style:name="T26" style:parent-style-name="Car.predefinitoparagrafo" style:family="text">
      <style:text-properties fo:color="#000000"/>
    </style:style>
    <style:style style:name="P27" style:parent-style-name="Titolo1" style:family="paragraph">
      <style:paragraph-properties fo:border="0.0034in solid #000000" fo:padding="0.0138in" style:shadow="none"/>
    </style:style>
    <style:style style:name="P28" style:parent-style-name="Normale" style:family="paragraph">
      <style:paragraph-properties fo:widows="2" fo:orphans="2" style:text-autospace="ideograph-alpha" style:vertical-align="auto" fo:margin-top="0in" fo:margin-bottom="0in"/>
      <style:text-properties fo:hyphenate="true"/>
    </style:style>
    <style:style style:name="T29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30" style:parent-style-name="Normale" style:family="paragraph">
      <style:paragraph-properties fo:widows="2" fo:orphans="2" style:text-autospace="ideograph-alpha" style:vertical-align="auto" fo:margin-top="0in" fo:margin-bottom="0in"/>
      <style:text-properties style:letter-kerning="false" fo:language="it" fo:country="IT" style:language-asian="it" style:country-asian="IT" style:language-complex="ar" style:country-complex="SA" fo:hyphenate="true"/>
    </style:style>
    <style:style style:name="P31" style:parent-style-name="Normale" style:family="paragraph">
      <style:paragraph-properties fo:widows="2" fo:orphans="2" style:text-autospace="ideograph-alpha" style:vertical-align="auto" fo:margin-top="0in" fo:margin-bottom="0in"/>
      <style:text-properties fo:hyphenate="true"/>
    </style:style>
    <style:style style:name="T32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33" style:parent-style-name="Normale" style:family="paragraph">
      <style:paragraph-properties fo:widows="2" fo:orphans="2" style:text-autospace="ideograph-alpha" fo:margin-top="0in" fo:margin-bottom="0in"/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34" style:parent-style-name="Normale" style:family="paragraph">
      <style:paragraph-properties fo:widows="2" fo:orphans="2" style:text-autospace="ideograph-alpha" fo:margin-top="0in" fo:margin-bottom="0in"/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35" style:parent-style-name="Normale" style:family="paragraph">
      <style:paragraph-properties fo:widows="2" fo:orphans="2" style:text-autospace="ideograph-alpha" fo:margin-top="0in" fo:margin-bottom="0in"/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36" style:parent-style-name="Normale" style:family="paragraph">
      <style:paragraph-properties fo:widows="2" fo:orphans="2" style:text-autospace="ideograph-alpha" fo:margin-top="0in" fo:margin-bottom="0in"/>
      <style:text-properties fo:hyphenate="true"/>
    </style:style>
    <style:style style:name="T37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38" style:parent-style-name="Car.predefinitoparagrafo" style:family="text">
      <style:text-properties style:font-name="Arial" style:font-name-complex="Arial" fo:font-style="italic" style:font-style-asian="italic" style:font-style-complex="italic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39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40" style:parent-style-name="Normale" style:family="paragraph">
      <style:paragraph-properties fo:widows="2" fo:orphans="2" style:text-autospace="ideograph-alpha" fo:margin-top="0in" fo:margin-bottom="0in"/>
      <style:text-properties fo:hyphenate="true"/>
    </style:style>
    <style:style style:name="T41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42" style:parent-style-name="Car.predefinitoparagrafo" style:family="text">
      <style:text-properties style:font-name="Arial" style:font-name-complex="Arial" fo:font-style="italic" style:font-style-asian="italic" style:font-style-complex="italic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43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44" style:parent-style-name="Car.predefinitoparagrafo" style:family="text">
      <style:text-properties style:font-name="Arial" style:font-name-complex="Arial" fo:font-style="italic" style:font-style-asian="italic" style:font-style-complex="italic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45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46" style:parent-style-name="Car.predefinitoparagrafo" style:family="text">
      <style:text-properties style:font-name="Arial" style:font-name-complex="Arial" fo:font-style="italic" style:font-style-asian="italic" style:font-style-complex="italic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47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48" style:parent-style-name="Normale" style:family="paragraph">
      <style:paragraph-properties fo:widows="2" fo:orphans="2" style:text-autospace="ideograph-alpha" fo:margin-top="0in" fo:margin-bottom="0in"/>
      <style:text-properties fo:hyphenate="true"/>
    </style:style>
    <style:style style:name="T49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50" style:parent-style-name="Car.predefinitoparagrafo" style:family="text">
      <style:text-properties style:font-name="Arial" style:font-name-complex="Arial" fo:font-style="italic" style:font-style-asian="italic" style:font-style-complex="italic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51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52" style:parent-style-name="Normale" style:family="paragraph">
      <style:paragraph-properties fo:widows="2" fo:orphans="2" style:text-autospace="ideograph-alpha" fo:margin-top="0in" fo:margin-bottom="0in"/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53" style:parent-style-name="Normale" style:family="paragraph">
      <style:paragraph-properties fo:widows="2" fo:orphans="2" style:text-autospace="ideograph-alpha" fo:margin-top="0in" fo:margin-bottom="0in"/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54" style:parent-style-name="Normale" style:family="paragraph">
      <style:paragraph-properties fo:widows="2" fo:orphans="2" style:text-autospace="ideograph-alpha" fo:margin-top="0in" fo:margin-bottom="0in"/>
      <style:text-properties fo:hyphenate="true"/>
    </style:style>
    <style:style style:name="T55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56" style:parent-style-name="Car.predefinitoparagrafo" style:family="text">
      <style:text-properties style:font-name="Arial" style:font-name-complex="Arial" fo:font-style="italic" style:font-style-asian="italic" style:font-style-complex="italic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57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58" style:parent-style-name="Normale" style:family="paragraph">
      <style:paragraph-properties fo:widows="2" fo:orphans="2" style:text-autospace="ideograph-alpha" fo:margin-top="0in" fo:margin-bottom="0in"/>
      <style:text-properties fo:hyphenate="true"/>
    </style:style>
    <style:style style:name="T59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60" style:parent-style-name="Car.predefinitoparagrafo" style:family="text">
      <style:text-properties style:font-name="Arial" style:font-name-complex="Arial" fo:font-style="italic" style:font-style-asian="italic" style:font-style-complex="italic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61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62" style:parent-style-name="Car.predefinitoparagrafo" style:family="text">
      <style:text-properties style:font-name="Arial" style:font-name-complex="Arial" fo:font-style="italic" style:font-style-asian="italic" style:font-style-complex="italic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63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64" style:parent-style-name="Car.predefinitoparagrafo" style:family="text">
      <style:text-properties style:font-name="Arial" style:font-name-complex="Arial" fo:font-style="italic" style:font-style-asian="italic" style:font-style-complex="italic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65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66" style:parent-style-name="Normale" style:family="paragraph">
      <style:paragraph-properties fo:widows="2" fo:orphans="2" style:text-autospace="ideograph-alpha" style:vertical-align="auto" fo:margin-top="0in" fo:margin-bottom="0in" fo:margin-left="0.5in">
        <style:tab-stops/>
      </style:paragraph-properties>
      <style:text-properties fo:hyphenate="true"/>
    </style:style>
    <style:style style:name="T67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68" style:parent-style-name="Normale" style:family="paragraph">
      <style:paragraph-properties fo:widows="2" fo:orphans="2" style:text-autospace="ideograph-alpha" fo:margin-top="0in" fo:margin-bottom="0in"/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69" style:parent-style-name="Normale" style:family="paragraph">
      <style:paragraph-properties fo:widows="2" fo:orphans="2" style:text-autospace="ideograph-alpha" fo:margin-top="0in" fo:margin-bottom="0in"/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70" style:parent-style-name="Normale" style:family="paragraph">
      <style:paragraph-properties fo:widows="2" fo:orphans="2" style:text-autospace="ideograph-alpha" fo:margin-top="0in" fo:margin-bottom="0in"/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71" style:parent-style-name="Normale" style:family="paragraph">
      <style:paragraph-properties fo:widows="2" fo:orphans="2" style:text-autospace="ideograph-alpha" fo:margin-top="0in" fo:margin-bottom="0in"/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72" style:parent-style-name="Normale" style:family="paragraph">
      <style:paragraph-properties fo:widows="2" fo:orphans="2" style:text-autospace="ideograph-alpha" fo:margin-top="0in" fo:margin-bottom="0in"/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73" style:parent-style-name="Normale" style:family="paragraph">
      <style:paragraph-properties fo:widows="2" fo:orphans="2" style:text-autospace="ideograph-alpha" style:vertical-align="auto" fo:margin-top="0in" fo:margin-bottom="0in"/>
      <style:text-properties style:letter-kerning="false" fo:language="it" fo:country="IT" style:language-asian="it" style:country-asian="IT" style:language-complex="ar" style:country-complex="SA" fo:hyphenate="true"/>
    </style:style>
    <style:style style:name="P74" style:parent-style-name="Normale" style:family="paragraph">
      <style:paragraph-properties fo:widows="2" fo:orphans="2" style:text-autospace="ideograph-alpha" style:vertical-align="auto" fo:margin-top="0in" fo:margin-bottom="0in"/>
      <style:text-properties fo:hyphenate="true"/>
    </style:style>
    <style:style style:name="T75" style:parent-style-name="Car.predefinitoparagrafo" style:family="text">
      <style:text-properties style:font-name="Arial" style:font-name-complex="Arial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76" style:parent-style-name="Textbody" style:family="paragraph">
      <style:text-properties fo:color="#000000"/>
    </style:style>
    <style:style style:name="P77" style:parent-style-name="Textbody" style:family="paragraph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Domanda (punti 8/30)</text:h>
      <text:p text:style-name="Textbody"><text:span text:style-name="T17">Uno dei principali problemi in carico alla gestione di progetto (</text:span><text:span text:style-name="T18">project management</text:span><text:span text:style-name="T19">) è la ripartizione del tempo di lavoro tra compiti e persone. Chi studia Informatica dovrebbe avere familiarità con il problema dell’ordinamento (</text:span><text:span text:style-name="T20">scheduling</text:span><text:span text:style-name="T21">), e con le politiche che lo affrontano, e dunque possedere una base concettuale solida per ragionare su quel tema.</text:span></text:p>
      <text:p text:style-name="Textbody"><text:span text:style-name="T22">Questa domanda d’esame vi chiede di fornire un algoritmo – quindi i suoi passi procedurali, i loro<text:s/></text:span><text:span text:style-name="T23">input</text:span><text:span text:style-name="T24"><text:s/>e<text:s/></text:span><text:span text:style-name="T25">output</text:span><text:span text:style-name="T26"><text:s/>– che determini il “chi-fa-cosa-quando” in un progetto come quello di IS (per ampiezza e complessità). Ogni passo di tale algoritmo dovrà essere spiegato (per effetto atteso) e giustificato (ragioni della scelta), sulla base di quanto voi abbiate appreso nello studio della teoria e nella sua applicazione pratica fino a oggi.</text:span></text:p>
      <text:h text:style-name="P27" text:outline-level="1">Risposta</text:h>
      <text:p text:style-name="P28"><text:span text:style-name="T29">La gestione del progetto è un insieme di processi che include la pianificazione, l'organizzazione e la gestione delle risorse per controllare e realizzare il prodotto software secondo le fasi del suo ciclo di vita (SDLC). È un approccio sistematico alla gestione del progetto, il cui obiettivo principale è raggiungere gli scopi del progetto entro un tempo prefissato, entro le risorse economiche, temporali e di qualità. La gestione del progetto utilizza strumenti, metodi e tecniche per gestire la complessità dei progetti e garantire che tutte le parti interessate lavorino insieme per raggiungere gli obiettivi prefissati. Con una corretta pianificazione, organizzazione e gestione delle risorse, è possibile ridurre i rischi e aumentare le possibilità di successo del progetto.</text:span></text:p>
      <text:p text:style-name="P30"/>
      <text:p text:style-name="P31"><text:span text:style-name="T32">L’algoritmo di scheduling che implementa i principi detti sopra può essere composto secondo questo ordine:</text:span></text:p>
      <text:list text:style-name="LFO6" text:continue-numbering="true">
        <text:list-item>
          <text:p text:style-name="P33">identificare le attività da svolgere, i relativi compiti e le loro dipendenze (a livello temporale, cioè indicando data di inizio, data di fine). Si intende una pianificazione nel senso di raccolta, raccogliendo limiti di tempo, di budget e di contesto come input e dando in output il budget a disposizione;</text:p>
        </text:list-item>
        <text:list-item>
          <text:p text:style-name="P34">definire le priorità tra le attività, determinando la classificazione e l’ordine di importanza. Gli input di questa fase sono i compiti del passo precedente e gli output corrisponde alla definizione delle responsabilità misurate in compiti assegnabili ad una singola persona;</text:p>
        </text:list-item>
        <text:list-item>
          <text:p text:style-name="P35">stabilire i ruoli corrispondenti alle aree di competenza individuate, secondo questo ordine:</text:p>
          <text:list text:continue-numbering="true">
            <text:list-item>
              <text:p text:style-name="P36"><text:span text:style-name="T37">l’analista, coloro che decidono<text:s/></text:span><text:span text:style-name="T38">cosa<text:s/></text:span><text:span text:style-name="T39">fare. Essi investigano e studiano attentamente un problema e il suo dominio di applicazione e discutono frequentemente con gli stakeholders (portatori di interesse) e con l’organizzazione interna. Normalmente sono pochi e servono principalmente nelle fasi iniziali del progetto;</text:span></text:p>
            </text:list-item>
            <text:list-item>
              <text:p text:style-name="P40"><text:span text:style-name="T41">i progettisti/designers, coloro che decidono<text:s/></text:span><text:span text:style-name="T42">come<text:s/></text:span><text:span text:style-name="T43">farlo. Essi hanno competenze tecniche e tecnologiche aggiornate e decidono come il software stia insieme nel suo complesso sulla base delle scelte realizzative. Decidono come deve essere l’architettura del prodotto, tale da descrivere attraverso il design i requisiti trovati inizialmente (lato utente,<text:s/></text:span><text:span text:style-name="T44">needs</text:span><text:span text:style-name="T45">), ponendo la base per la definizione dei requisiti<text:s/></text:span><text:span text:style-name="T46">soluzione</text:span><text:span text:style-name="T47">;</text:span></text:p>
            </text:list-item>
            <text:list-item>
              <text:p text:style-name="P48"><text:span text:style-name="T49">i verificatori, coloro che controllano che le azioni diano gli effetti desiderati, rispettino i requisiti iniziali e non introducano errori. La pratica di verifica è definita contestualmente alla realizzazione delle attività (quando viene eseguita un’attività, devo sapere<text:s/></text:span><text:span text:style-name="T50">per certo</text:span><text:span text:style-name="T51"><text:s/>che vada bene), siano esse legate all’esecuzione (analisi dinamica) che alla documentazione o alla non esecuzione (analisi statica), attuando un’analisi dettagliata (inspection) secondo una checklist predefinita;</text:span></text:p>
            </text:list-item>
            <text:list-item>
              <text:p text:style-name="P52">i programmatori, che sono numerosi e implementano attraverso la codifica (in un senso esecutivo e asincrono). Essi tendono ad agire in parallelo, velocemente e secondo le norme di codifica definite nel Way of Working (risorse e il modo di lavorare);</text:p>
            </text:list-item>
            <text:list-item>
              <text:p text:style-name="P53">il responsabile, che governa il team e rappresenta il progetto verso l’esterno (livello customer verso gli stakeholder) ed è ruolo ricoperto da una singola persona per ragioni di economicità. Collabora con il team per definire l'ambito, la tempistica e il budget del progetto e si assicura che il progetto rimanga in linea con i tempi. Gestisce inoltre i rischi e comunica i progressi alle parti interessate. </text:p>
            </text:list-item>
            <text:list-item>
              <text:p text:style-name="P54"><text:span text:style-name="T55">l’amministratore di sistema, che definisce, controlla, e mantiene l’ambiente IT di lavoro. Le risorse informatiche utili sono decise da lui, cercando di automatizzare lo sviluppo (in modo proattivo, cioè prevenendo i problemi possibili). Questa figura ha il ruolo di garantire che le risorse rimangano sempre funzionanti, garantendo una gestione veloce e sicura e gestisce anche i<text:s/></text:span><text:span text:style-name="T56">ticket</text:span><text:span text:style-name="T57">/segnalazioni in merito all’infrastruttura progettuale;</text:span></text:p>
            </text:list-item>
            <text:list-item>
              <text:p text:style-name="P58"><text:span text:style-name="T59">il gestore della qualità, funzione aziendale che ha avuto introduzione più recente. Essa interessa sia il committente che la direzione aziendale e riguarda sia i prodotti che i processi. Questa richiede applicazione rigorosa dei processi adottati (producendo<text:s/></text:span><text:span text:style-name="T60">confidenza</text:span><text:span text:style-name="T61">), data anche da una continua<text:s/></text:span><text:span text:style-name="T62">manutenzione<text:s/></text:span><text:span text:style-name="T63">migliorativa (ciclo PDCA – Plan Do Check Act): la qualità deve produrre<text:s/></text:span><text:span text:style-name="T64">confidenza</text:span><text:span text:style-name="T65"><text:s/>(“noi lavoriamo così, sapendo che funziona”);</text:span></text:p>
            </text:list-item>
          </text:list>
        </text:list-item>
      </text:list>
      <text:p text:style-name="P66"><text:span text:style-name="T67">Gli input di questa fase sono le attività da svolgere al passo precedente e gli output sono le responsabilità commisurate per essere svolgibili da una singola persona;</text:span></text:p>
      <text:list text:style-name="LFO14" text:continue-numbering="true">
        <text:list-item>
          <text:p text:style-name="P68">definire ed assegnare le risorse (in termini economici, temporali e di risorse umane impiegate), rapportandolo ai punti precedenti e metterlo in corrispondenza con le priorità sopra descritte;</text:p>
        </text:list-item>
        <text:list-item>
          <text:p text:style-name="P69">applicare l’algoritmo definito sopra secondo opportuni strumenti, ad esempio:</text:p>
          <text:list text:continue-numbering="true">
            <text:list-item>
              <text:p text:style-name="P70">i diagrammi di Gantt, che sono un tipo di diagramma a barre che illustra la pianificazione di un progetto. Essi mostrano le attività da completare sull'asse verticale e gli intervalli di tempo sull'asse orizzontale. Ogni attività è rappresentata da una barra che inizia alla data di inizio dell'attività e termina alla data di fine dell'attività. Questi sono un mezzo semplice per determinare in un certo momento nel tempo le azioni, a chi sono assegnate e la loro durata;</text:p>
            </text:list-item>
            <text:list-item>
              <text:p text:style-name="P71">i diagrammi PERT (Program Evaluation Review Technique), che sono rappresentazioni visive delle attività di un progetto e delle relative dipendenze. Ciascun diagramma è composto da nodi, che rappresentano le attività, e da frecce, che ne illustrano le dipendenze. Questi diagrammi individuano i margini temporali tra le attività (slack) e i possibili ritardi che si hanno, calcolando i cammini critici per arrivare a destinazione a costo minimo;</text:p>
            </text:list-item>
          </text:list>
        </text:list-item>
        <text:list-item>
          <text:p text:style-name="P72">automatizzare la verifica e la comunicazione da e verso l’esterno, facendo in modo che non si abbia polling (continuare a dover chiedere il punto di avanzamento sprecando risorse umane e temporali)</text:p>
        </text:list-item>
      </text:list>
      <text:p text:style-name="P73"/>
      <text:p text:style-name="P74"><text:span text:style-name="T75">L’algoritmo cerca di applicare ad alto livello gli obiettivi di economicità (inteso in senso di efficacia ed efficienza, ottimizzando l’uso delle risorse a disposizione). </text:span></text:p>
      <text:p text:style-name="P76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tarSymbol, 'Arial Unicode MS'" style:font-charset="x-symbol" svg:font-family="StarSymbol, 'Arial Unicode MS'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style:font-name="Times New Roman" style:font-name-asian="Lucida Sans Unicode" fo:font-weight="bold" style:font-weight-asian="bold" style:font-weight-complex="bold" fo:font-size="18pt" style:font-size-asian="18pt" style:font-size-complex="18pt" fo:hyphenate="false"/>
    </style:style>
    <style:style style:name="Titolo3" style:display-name="Titolo 3" style:family="paragraph" style:parent-style-name="Heading" style:next-style-name="Textbody" style:default-outline-level="3">
      <style:paragraph-properties fo:border="0.0069in solid #000000" fo:padding="0in" style:shadow="none"/>
      <style:text-properties fo:font-weight="bold" style:font-weight-asian="bold" style:font-weight-complex="bold" fo:hyphenate="false"/>
    </style:style>
    <style:style style:name="Normale" style:display-name="Normale" style:family="paragraph">
      <style:paragraph-properties fo:margin-top="0.1222in" fo:margin-bottom="0.1222in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font-size="10pt" style:font-size-asian="10pt" style:font-size-complex="10pt" fo:language="it" fo:country="I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2pt" style:font-size-asian="12pt" style:font-size-complex="12pt" fo:hyphenate="false"/>
    </style:style>
    <style:style style:name="Textbodyindent" style:display-name="Text body indent" style:family="paragraph" style:parent-style-name="Textbody">
      <style:paragraph-properties fo:margin-bottom="0in" fo:margin-left="0.196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lenco" style:display-name="Elenco" style:family="paragraph" style:parent-style-name="Textbody">
      <style:text-properties style:font-name-complex="Tahom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>
        <style:tab-stops>
          <style:tab-stop style:type="center" style:position="3.4645in"/>
          <style:tab-stop style:type="right" style:position="6.9291in"/>
        </style:tab-stops>
      </style:paragraph-properties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llustration" style:display-name="Illustration" style:family="paragraph" style:parent-style-name="Didascalia">
      <style:text-properties fo:hyphenate="false"/>
    </style:style>
    <style:style style:name="Text" style:display-name="Text" style:family="paragraph" style:parent-style-name="Didascalia">
      <style:text-properties fo:hyphenate="false"/>
    </style:style>
    <style:style style:name="Framecontents" style:display-name="Frame contents" style:family="paragraph">
      <style:paragraph-properties fo:margin-bottom="0.1472in"/>
      <style:text-properties fo:font-size="11pt" style:font-size-asian="11pt" style:font-size-complex="11pt" fo:hyphenate="false"/>
    </style:style>
    <style:style style:name="Drawing" style:display-name="Drawing" style:family="paragraph" style:parent-style-name="Didascalia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olo" style:display-name="Titolo" style:family="paragraph" style:parent-style-name="Heading" style:next-style-name="Sottotito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Oggettoconpuntadifreccia" style:display-name="Oggetto con punta di freccia" style:family="paragraph" style:parent-style-name="Standard">
      <style:text-properties fo:hyphenate="false"/>
    </style:style>
    <style:style style:name="Oggettoconombra" style:display-name="Oggetto con ombra" style:family="paragraph" style:parent-style-name="Standard">
      <style:text-properties fo:hyphenate="false"/>
    </style:style>
    <style:style style:name="Oggettosenzariempimento" style:display-name="Oggetto senza riempimento" style:family="paragraph" style:parent-style-name="Standard">
      <style:text-properties fo:hyphenate="false"/>
    </style:style>
    <style:style style:name="Corpotestogiustificato" style:display-name="Corpo testo giustificato" style:family="paragraph" style:parent-style-name="Standard">
      <style:text-properties fo:hyphenate="false"/>
    </style:style>
    <style:style style:name="Titolo30" style:display-name="Titolo3" style:family="paragraph" style:parent-style-name="Standard">
      <style:text-properties fo:hyphenate="false"/>
    </style:style>
    <style:style style:name="Titolo4" style:display-name="Titolo4" style:family="paragraph" style:parent-style-name="Standard">
      <style:paragraph-properties fo:text-align="center"/>
      <style:text-properties fo:hyphenate="false"/>
    </style:style>
    <style:style style:name="Titolo5" style:display-name="Titolo5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Intestazione1" style:display-name="Intestazione1" style:family="paragraph" style:parent-style-name="Standard">
      <style:paragraph-properties fo:margin-top="0.1652in" fo:margin-bottom="0.0826in"/>
      <style:text-properties fo:hyphenate="false"/>
    </style:style>
    <style:style style:name="Intestazione2" style:display-name="Intestazione2" style:family="paragraph" style:parent-style-name="Standard">
      <style:paragraph-properties fo:margin-top="0.1652in" fo:margin-bottom="0.0826in"/>
      <style:text-properties fo:hyphenate="false"/>
    </style:style>
    <style:style style:name="Lineadiquotatura" style:display-name="Linea di quotatura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8pt" style:font-size-asian="28pt" style:font-size-complex="28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4pt" style:font-size-asian="24pt" style:font-size-complex="24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style:font-size-complex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text-align="center"/>
      <style:text-properties style:font-name="Tahoma" style:font-name-asian="Tahoma" style:font-name-complex="Tahoma" fo:font-size="44pt" style:font-size-asian="44pt" style:font-size-complex="44pt" fo:hyphenate="false"/>
    </style:style>
    <style:style style:name="DefaultLTUntertitel" style:display-name="Default~LT~Untertitel" style:family="paragraph">
      <style:paragraph-properties fo:text-align="center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Notizen" style:display-name="Default~LT~Notizen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DefaultLTHintergrundobjekte" style:display-name="Default~LT~Hintergrundobjekte" style:family="paragraph">
      <style:text-properties fo:hyphenate="false"/>
    </style:style>
    <style:style style:name="DefaultLTHintergrund" style:display-name="Default~LT~Hintergrund" style:family="paragraph"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Tahoma" style:font-name-asian="Tahoma" style:font-name-complex="Tahoma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Oggettidisfondo" style:display-name="Oggetti di sfondo" style:family="paragraph">
      <style:text-properties fo:hyphenate="false"/>
    </style:style>
    <style:style style:name="Sfondo" style:display-name="Sfondo" style:family="paragraph">
      <style:text-properties fo:hyphenate="false"/>
    </style:style>
    <style:style style:name="Note" style:display-name="Note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Struttura1" style:display-name="Struttura 1" style:family="paragraph">
      <style:paragraph-properties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Struttura2" style:display-name="Struttura 2" style:family="paragraph" style:parent-style-name="Struttura1">
      <style:paragraph-properties fo:margin-bottom="0.1576in"/>
      <style:text-properties fo:font-size="28pt" style:font-size-asian="28pt" style:font-size-complex="28pt" fo:hyphenate="false"/>
    </style:style>
    <style:style style:name="Struttura3" style:display-name="Struttura 3" style:family="paragraph" style:parent-style-name="Struttura2">
      <style:paragraph-properties fo:margin-bottom="0.118in"/>
      <style:text-properties fo:font-size="24pt" style:font-size-asian="24pt" style:font-size-complex="24pt" fo:hyphenate="false"/>
    </style:style>
    <style:style style:name="Struttura4" style:display-name="Struttura 4" style:family="paragraph" style:parent-style-name="Struttura3">
      <style:paragraph-properties fo:margin-bottom="0.0784in"/>
      <style:text-properties fo:font-size="20pt" style:font-size-asian="20pt" style:font-size-complex="20pt" fo:hyphenate="false"/>
    </style:style>
    <style:style style:name="Struttura5" style:display-name="Struttura 5" style:family="paragraph" style:parent-style-name="Struttura4">
      <style:paragraph-properties fo:margin-bottom="0.0395in"/>
      <style:text-properties fo:hyphenate="false"/>
    </style:style>
    <style:style style:name="Struttura6" style:display-name="Struttura 6" style:family="paragraph" style:parent-style-name="Struttura5">
      <style:text-properties fo:hyphenate="false"/>
    </style:style>
    <style:style style:name="Struttura7" style:display-name="Struttura 7" style:family="paragraph" style:parent-style-name="Struttura6">
      <style:text-properties fo:hyphenate="false"/>
    </style:style>
    <style:style style:name="Struttura8" style:display-name="Struttura 8" style:family="paragraph" style:parent-style-name="Struttura7">
      <style:text-properties fo:hyphenate="false"/>
    </style:style>
    <style:style style:name="Struttura9" style:display-name="Struttura 9" style:family="paragraph" style:parent-style-name="Struttura8">
      <style:text-properties fo:hyphenate="false"/>
    </style:style>
    <style:style style:name="Terminedefinizione" style:display-name="Termine definizione" style:family="paragraph">
      <style:text-properties fo:hyphenate="false"/>
    </style:style>
    <style:style style:name="Elencodefinizione" style:display-name="Elenco definizione" style:family="paragraph">
      <style:paragraph-properties fo:margin-left="0.4409in">
        <style:tab-stops/>
      </style:paragraph-properties>
      <style:text-properties fo:hyphenate="false"/>
    </style:style>
    <style:style style:name="Definizione" style:display-name="Definizione" style:family="paragraph">
      <style:text-properties fo:font-style="italic" style:font-style-asian="italic" style:font-style-complex="italic" fo:hyphenate="false"/>
    </style:style>
    <style:style style:name="H1" style:display-name="H1" style:family="paragraph">
      <style:paragraph-properties fo:margin-top="0.1222in" fo:margin-bottom="0.1222in"/>
      <style:text-properties fo:font-weight="bold" style:font-weight-asian="bold" style:font-weight-complex="bold" fo:font-size="24pt" style:font-size-asian="24pt" style:font-size-complex="24pt" fo:hyphenate="false"/>
    </style:style>
    <style:style style:name="H2" style:display-name="H2" style:family="paragraph">
      <style:paragraph-properties fo:margin-top="0.1222in" fo:margin-bottom="0.1222in"/>
      <style:text-properties fo:font-weight="bold" style:font-weight-asian="bold" style:font-weight-complex="bold" fo:font-size="18pt" style:font-size-asian="18pt" style:font-size-complex="18pt" fo:hyphenate="false"/>
    </style:style>
    <style:style style:name="H3" style:display-name="H3" style:family="paragraph">
      <style:paragraph-properties fo:margin-top="0.1222in" fo:margin-bottom="0.1222in"/>
      <style:text-properties fo:font-weight="bold" style:font-weight-asian="bold" style:font-weight-complex="bold" fo:font-size="14pt" style:font-size-asian="14pt" style:font-size-complex="14pt" fo:hyphenate="false"/>
    </style:style>
    <style:style style:name="H4" style:display-name="H4" style:family="paragraph">
      <style:paragraph-properties fo:margin-top="0.1222in" fo:margin-bottom="0.1222in"/>
      <style:text-properties fo:font-weight="bold" style:font-weight-asian="bold" style:font-weight-complex="bold" fo:hyphenate="false"/>
    </style:style>
    <style:style style:name="H5" style:display-name="H5" style:family="paragraph">
      <style:paragraph-properties fo:margin-top="0.1222in" fo:margin-bottom="0.1222in"/>
      <style:text-properties fo:font-weight="bold" style:font-weight-asian="bold" style:font-weight-complex="bold" fo:font-size="10pt" style:font-size-asian="10pt" style:font-size-complex="10pt" fo:hyphenate="false"/>
    </style:style>
    <style:style style:name="H6" style:display-name="H6" style:family="paragraph">
      <style:paragraph-properties fo:margin-top="0.1222in" fo:margin-bottom="0.1222in"/>
      <style:text-properties fo:font-weight="bold" style:font-weight-asian="bold" style:font-weight-complex="bold" fo:font-size="8pt" style:font-size-asian="8pt" style:font-size-complex="8pt" fo:hyphenate="false"/>
    </style:style>
    <style:style style:name="Indirizzo" style:display-name="Indirizzo" style:family="paragraph">
      <style:text-properties fo:font-style="italic" style:font-style-asian="italic" style:font-style-complex="italic" fo:hyphenate="false"/>
    </style:style>
    <style:style style:name="Blockquote" style:display-name="Blockquote" style:family="paragraph">
      <style:paragraph-properties fo:margin-top="0.1222in" fo:margin-bottom="0.1222in" fo:margin-left="0.4409in" fo:margin-right="0.4409in">
        <style:tab-stops/>
      </style:paragraph-properties>
      <style:text-properties fo:hyphenate="false"/>
    </style:style>
    <style:style style:name="CITE" style:display-name="CITE" style:family="paragraph">
      <style:text-properties fo:font-style="italic" style:font-style-asian="italic" style:font-style-complex="italic" fo:hyphenate="false"/>
    </style:style>
    <style:style style:name="CODE" style:display-name="CODE" style:family="paragraph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Enfasicorsivo1" style:display-name="Enfasi (corsivo)1" style:family="paragraph">
      <style:text-properties fo:font-style="italic" style:font-style-asian="italic" style:font-style-complex="italic" fo:hyphenate="false"/>
    </style:style>
    <style:style style:name="Collegamentoipertestuale1" style:display-name="Collegamento ipertestuale1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Collegamentovisitato1" style:display-name="Collegamento visitato1" style:family="paragraph">
      <style:text-properties fo:color="#800080" style:text-underline-type="single" style:text-underline-style="solid" style:text-underline-width="auto" style:text-underline-mode="continuous" fo:hyphenate="false"/>
    </style:style>
    <style:style style:name="Tastiera" style:display-name="Tastiera" style:family="paragraph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 fo:hyphenate="false"/>
    </style:style>
    <style:style style:name="Preformattato" style:display-name="Preformattato" style:family="paragraph">
      <style:paragraph-properties>
        <style:tab-stops>
          <style:tab-stop style:type="left" style:position="0in"/>
          <style:tab-stop style:type="left" style:position="1.175in"/>
          <style:tab-stop style:type="left" style:position="2.3493in"/>
          <style:tab-stop style:type="left" style:position="3.5243in"/>
          <style:tab-stop style:type="left" style:position="4.6986in"/>
          <style:tab-stop style:type="left" style:position="5.8736in"/>
          <style:tab-stop style:type="left" style:position="7.0479in"/>
          <style:tab-stop style:type="left" style:position="8.2229in"/>
          <style:tab-stop style:type="left" style:position="9.3979in"/>
          <style:tab-stop style:type="left" style:position="10.5722in"/>
          <style:tab-stop style:type="left" style:position="11.7472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z-BottomofForm" style:display-name="z-Bottom of Form" style:family="paragraph">
      <style:paragraph-properties fo:text-align="center"/>
      <style:text-properties style:font-name="Arial" style:font-name-asian="Arial" style:font-name-complex="Arial" fo:font-size="8pt" style:font-size-asian="8pt" style:font-size-complex="8pt" fo:hyphenate="false"/>
    </style:style>
    <style:style style:name="z-TopofForm" style:display-name="z-Top of Form" style:family="paragraph">
      <style:paragraph-properties fo:text-align="center"/>
      <style:text-properties style:font-name="Arial" style:font-name-asian="Arial" style:font-name-complex="Arial" fo:font-size="8pt" style:font-size-asian="8pt" style:font-size-complex="8pt" fo:hyphenate="false"/>
    </style:style>
    <style:style style:name="Esempio" style:display-name="Esempio" style:family="paragraph">
      <style:text-properties style:font-name="Courier New" style:font-name-asian="Courier New" style:font-name-complex="Courier New" fo:hyphenate="false"/>
    </style:style>
    <style:style style:name="Enfasigrassetto1" style:display-name="Enfasi (grassetto)1" style:family="paragraph">
      <style:text-properties fo:font-weight="bold" style:font-weight-asian="bold" style:font-weight-complex="bold" fo:hyphenate="false"/>
    </style:style>
    <style:style style:name="Macchinadascrivere" style:display-name="Macchina da scrivere" style:family="paragraph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Variabile" style:display-name="Variabile" style:family="paragraph">
      <style:text-properties fo:font-style="italic" style:font-style-asian="italic" style:font-style-complex="italic" fo:hyphenate="false"/>
    </style:style>
    <style:style style:name="HTMLMarkup" style:display-name="HTML Markup" style:family="paragraph">
      <style:text-properties fo:color="#FF0000" fo:hyphenate="false"/>
    </style:style>
    <style:style style:name="Commento" style:display-name="Commento" style:family="paragraph">
      <style:text-properties fo:hyphenate="false"/>
    </style:style>
    <style:style style:name="Corpotesto" style:display-name="Corpo testo" style:family="paragraph">
      <style:paragraph-properties fo:margin-bottom="0.1472in"/>
      <style:text-properties fo:font-size="11pt" style:font-size-asian="11pt" style:font-size-complex="11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Courier" style:display-name="Courier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Symbol" style:display-name="Footnote Symbol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10pt" style:font-size-asian="10pt" style:font-size-complex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RTF_Num21" style:display-name="RTF_Num 2 1" style:family="text"/>
    <style:style style:name="RTF_Num22" style:display-name="RTF_Num 2 2" style:family="text"/>
    <style:style style:name="RTF_Num23" style:display-name="RTF_Num 2 3" style:family="text"/>
    <style:style style:name="RTF_Num24" style:display-name="RTF_Num 2 4" style:family="text"/>
    <style:style style:name="RTF_Num25" style:display-name="RTF_Num 2 5" style:family="text"/>
    <style:style style:name="RTF_Num26" style:display-name="RTF_Num 2 6" style:family="text"/>
    <style:style style:name="RTF_Num27" style:display-name="RTF_Num 2 7" style:family="text"/>
    <style:style style:name="RTF_Num28" style:display-name="RTF_Num 2 8" style:family="text"/>
    <style:style style:name="RTF_Num29" style:display-name="RTF_Num 2 9" style:family="text"/>
    <style:style style:name="RTF_Num31" style:display-name="RTF_Num 3 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2" style:display-name="RTF_Num 3 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3" style:display-name="RTF_Num 3 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4" style:display-name="RTF_Num 3 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5" style:display-name="RTF_Num 3 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6" style:display-name="RTF_Num 3 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7" style:display-name="RTF_Num 3 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8" style:display-name="RTF_Num 3 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9" style:display-name="RTF_Num 3 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41" style:display-name="RTF_Num 4 1" style:family="text"/>
    <style:style style:name="RTF_Num42" style:display-name="RTF_Num 4 2" style:family="text"/>
    <style:style style:name="RTF_Num43" style:display-name="RTF_Num 4 3" style:family="text"/>
    <style:style style:name="RTF_Num44" style:display-name="RTF_Num 4 4" style:family="text"/>
    <style:style style:name="RTF_Num45" style:display-name="RTF_Num 4 5" style:family="text"/>
    <style:style style:name="RTF_Num46" style:display-name="RTF_Num 4 6" style:family="text"/>
    <style:style style:name="RTF_Num47" style:display-name="RTF_Num 4 7" style:family="text"/>
    <style:style style:name="RTF_Num48" style:display-name="RTF_Num 4 8" style:family="text"/>
    <style:style style:name="RTF_Num49" style:display-name="RTF_Num 4 9" style:family="text"/>
    <style:style style:name="RTF_Num51" style:display-name="RTF_Num 5 1" style:family="text"/>
    <style:style style:name="RTF_Num52" style:display-name="RTF_Num 5 2" style:family="text"/>
    <style:style style:name="RTF_Num53" style:display-name="RTF_Num 5 3" style:family="text"/>
    <style:style style:name="RTF_Num54" style:display-name="RTF_Num 5 4" style:family="text"/>
    <style:style style:name="RTF_Num55" style:display-name="RTF_Num 5 5" style:family="text"/>
    <style:style style:name="RTF_Num56" style:display-name="RTF_Num 5 6" style:family="text"/>
    <style:style style:name="RTF_Num57" style:display-name="RTF_Num 5 7" style:family="text"/>
    <style:style style:name="RTF_Num58" style:display-name="RTF_Num 5 8" style:family="text"/>
    <style:style style:name="RTF_Num59" style:display-name="RTF_Num 5 9" style:family="text"/>
    <style:style style:name="FootnoteSymboluser" style:display-name="Footnote Symbol (user)" style:family="text"/>
    <style:style style:name="BulletSymbolsuser" style:display-name="Bullet Symbols (user)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EndnoteSymboluser" style:display-name="Endnote Symbol (user)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list-style style:name="RTF_Num2" style:display-name="RTF_Num 2">
      <text:list-level-style-number text:level="1" style:num-suffix=")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text:list-style style:name="RTF_Num3" style:display-name="RTF_Num 3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, 'Arial Unicode MS'"/>
      </text:list-level-style-bullet>
      <text:list-level-style-bullet text:level="2" text:style-name="WW_CharLFO2LVL2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, 'Arial Unicode MS'"/>
      </text:list-level-style-bullet>
      <text:list-level-style-bullet text:level="3" text:style-name="WW_CharLFO2LVL3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5" text:style-name="WW_CharLFO2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6" text:style-name="WW_CharLFO2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8" text:style-name="WW_CharLFO2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9" text:style-name="WW_CharLFO2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</text:list-style>
    <text:list-style style:name="RTF_Num4" style:display-name="RTF_Num 4">
      <text:list-level-style-number text:level="1" style:num-suffix=")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5" style:display-name="RTF_Num 5">
      <text:list-level-style-number text:level="1" style:num-suffix=")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NormaleWeb" style:display-name="Normale (Web)" style:family="paragraph" style:parent-style-name="Normale">
      <style:paragraph-properties fo:widows="2" fo:orphans="2" style:text-autospace="ideograph-alpha" style:vertical-align="auto" fo:margin-top="0.0694in" fo:margin-bottom="0.0694in"/>
      <style:text-properties style:letter-kerning="false" fo:language="it" fo:country="IT" style:language-asian="it" style:country-asian="IT" style:language-complex="ar" style:country-complex="SA" fo:hyphenate="true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4in"/>
      </style:header-style>
      <style:footer-style>
        <style:header-footer-properties style:dynamic-spacing="true" fo:min-height="-0.1062in"/>
      </style:footer-style>
    </style:page-layout>
    <style:style style:name="T2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3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5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7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8" style:parent-style-name="Car.predefinitoparagrafo" style:family="text">
      <style:text-properties style:font-name="Arial" fo:font-weight="bold" style:font-weight-asian="bold" fo:font-size="10.5pt" style:font-size-asian="10.5pt" style:font-size-complex="10pt"/>
    </style:style>
    <style:style style:name="T9" style:parent-style-name="Car.predefinitoparagrafo" style:family="text">
      <style:text-properties style:font-name="Arial" fo:font-weight="bold" style:font-weight-asian="bold" fo:font-size="10.5pt" style:font-size-asian="10.5pt" style:font-size-complex="10pt"/>
    </style:style>
    <style:style style:name="P10" style:parent-style-name="Standard" style:family="paragraph">
      <style:paragraph-properties fo:break-before="page" fo:border="0.0034in solid #000000" fo:padding="0in" style:shadow="none" fo:margin-top="0.0597in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T12" style:parent-style-name="Car.predefinitoparagrafo" style:family="text">
      <style:text-properties fo:font-size="9pt" style:font-size-asian="9pt" style:font-size-complex="9pt"/>
    </style:style>
    <style:style style:name="T13" style:parent-style-name="Car.predefinitoparagrafo" style:family="text">
      <style:text-properties fo:font-size="9pt" style:font-size-asian="9pt" style:font-size-complex="9pt"/>
    </style:style>
    <style:style style:name="T14" style:parent-style-name="Car.predefinitoparagrafo" style:family="text">
      <style:text-properties fo:color="#82210D"/>
    </style:style>
    <style:style style:name="P15" style:parent-style-name="Intestazione" style:family="paragraph">
      <style:paragraph-properties fo:border="0.0034in solid #000000" fo:padding="0.0138in" style:shadow="none">
        <style:tab-stops>
          <style:tab-stop style:type="left" style:position="0.8736in"/>
          <style:tab-stop style:type="left" style:position="1.7715in"/>
          <style:tab-stop style:type="left" style:position="3in"/>
          <style:tab-stop style:type="center" style:position="3.4645in"/>
          <style:tab-stop style:type="left" style:position="5in"/>
          <style:tab-stop style:type="right" style:position="6.9291in"/>
          <style:tab-stop style:type="right" style:position="7.5in"/>
        </style:tab-stops>
      </style:paragraph-properties>
    </style:style>
    <style:style style:name="P16" style:parent-style-name="Intestazione" style:family="paragraph">
      <style:paragraph-properties fo:border="0.0034in solid #000000" fo:padding="0.0138in" style:shadow="none">
        <style:tab-stops>
          <style:tab-stop style:type="left" style:position="0.8736in"/>
          <style:tab-stop style:type="left" style:position="1.7715in"/>
          <style:tab-stop style:type="left" style:position="3in"/>
          <style:tab-stop style:type="center" style:position="3.4645in"/>
          <style:tab-stop style:type="left" style:position="5in"/>
          <style:tab-stop style:type="right" style:position="6.9291in"/>
          <style:tab-stop style:type="right" style:position="7.5in"/>
        </style:tab-stops>
      </style:paragraph-properties>
    </style:style>
  </office:automatic-styles>
  <office:master-styles>
    <style:master-page style:name="MP0" style:page-layout-name="PL0">
      <style:header>
        <text:p text:style-name="Intestazione"><text:span text:style-name="T2">Università di Padova – Informatica – Ingegneria del Software</text:span><text:span text:style-name="T3"><text:tab/></text:span><text:span text:style-name="T4"><text:tab/>pag.<text:s/></text:span><text:span text:style-name="T5"><text:page-number style:num-format="1" text:fixed="false">1</text:page-number></text:span><text:span text:style-name="T6"><text:s/>/<text:s/></text:span><text:span text:style-name="T7"><text:page-count>1</text:page-count></text:span></text:p>
        <text:p text:style-name="Intestazione">Esame scritto – I prova scritta - parte Compito (Teoria) – 3<text:span text:style-name="T8"><text:s/>febbraio</text:span><text:s/>20<text:span text:style-name="T9">23</text:span></text:p>
        <text:p text:style-name="P10"><text:span text:style-name="T11">Istruzioni</text:span><text:span text:style-name="T12"><text:s/></text:span><text:span text:style-name="T13"><text:line-break/></text:span><text:span text:style-name="T14">Riportare nome, cognome, matricola, e anno di progetto didattico di tutti i candidati che hanno collaborato alla risposta.</text:span></text:p>
        <text:p text:style-name="P15">Cognome:<text:s/>Rovesti<text:tab/>Nome:<text:s/>Gabriel<text:tab/>Matricola:<text:s/>2009088<text:tab/>Anno Progetto Didattico:<text:s/>2022/2023</text:p>
        <text:p text:style-name="P16">Collaboratori:<text:s/><text:tab/>Andrea Crocco<text:s/>1226135, Erica Cavaliere<text:s/>2013450, Marco Brugin<text:s/>201001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Gabriel Rovesti</dc:creator>
    <meta:creation-date>2006-03-18T17:20:00Z</meta:creation-date>
    <dc:date>2023-02-03T10:14:00Z</dc:date>
    <meta:print-date>2023-02-03T10:14:00Z</meta:print-date>
    <meta:template xlink:href="Normal" xlink:type="simple"/>
    <meta:editing-cycles>766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13" meta:word-count="1031" meta:character-count="6896" meta:row-count="48" meta:non-whitespace-character-count="5878"/>
  </office:meta>
</office:document-meta>
</file>